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3.69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489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fo:background-color="#ffe699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92d05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62" table:default-cell-style-name="Default"/>
        <table:table-row table:style-name="ro1">
          <table:table-cell/>
          <table:table-cell table:style-name="ce1" office:value-type="string" calcext:value-type="string">
            <text:p>T.DESBUTRI</text:p>
          </table:table-cell>
          <table:table-cell table:style-name="ce1"/>
          <table:table-cell table:style-name="ce1" office:value-type="string" calcext:value-type="string">
            <text:p>POBREZA</text:p>
          </table:table-cell>
          <table:table-cell table:style-name="ce9" office:value-type="string" calcext:value-type="string">
            <text:p>EDUCACIÓN</text:p>
          </table:table-cell>
          <table:table-cell table:style-name="ce1" office:value-type="string" calcext:value-type="string">
            <text:p>SANEAMIENTO BÁSICO</text:p>
          </table:table-cell>
          <table:table-cell table:style-name="ce11"/>
          <table:table-cell table:style-name="ce1" office:value-type="string" calcext:value-type="string">
            <text:p>Yes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^2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53" calcext:value-type="float">
            <text:p>453</text:p>
          </table:table-cell>
          <table:table-cell table:style-name="ce8" office:value-type="float" office:value="314377321" calcext:value-type="float">
            <text:p>314377321</text:p>
          </table:table-cell>
          <table:table-cell table:style-name="ce8" office:value-type="float" office:value="82765310" calcext:value-type="float">
            <text:p>82765310</text:p>
          </table:table-cell>
          <table:table-cell table:style-name="ce12"/>
          <table:table-cell table:style-name="ce8" table:formula="of:=+[.$P$14]+[.$P$15]*[.D2]+[.$P$16]*[.E2]+[.$P$17]*[.F2]" office:value-type="float" office:value="24.2523149333839" calcext:value-type="float">
            <text:p>24.2523149333839</text:p>
          </table:table-cell>
          <table:table-cell table:style-name="ce8" table:formula="of:=+[.B2]-[.H2]" office:value-type="float" office:value="6.24768506661608" calcext:value-type="float">
            <text:p>6.24768506661608</text:p>
          </table:table-cell>
          <table:table-cell table:style-name="ce8" table:formula="of:=+[.I2]*[.I2]" office:value-type="float" office:value="39.0335686916176" calcext:value-type="float">
            <text:p>39.0335686916176</text:p>
          </table:table-cell>
          <table:table-cell table:number-columns-repeated="2"/>
          <table:table-cell table:number-columns-repeated="20"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764406819" calcext:value-type="float">
            <text:p>764406819</text:p>
          </table:table-cell>
          <table:table-cell table:style-name="ce8" office:value-type="float" office:value="247181106" calcext:value-type="float">
            <text:p>247181106</text:p>
          </table:table-cell>
          <table:table-cell table:style-name="ce12"/>
          <table:table-cell table:style-name="ce8" table:formula="of:=+[.$P$14]+[.$P$15]*[.D3]+[.$P$16]*[.E3]+[.$P$17]*[.F3]" office:value-type="float" office:value="19.7214732038307" calcext:value-type="float">
            <text:p>19.7214732038307</text:p>
          </table:table-cell>
          <table:table-cell table:style-name="ce8" table:formula="of:=+[.B3]-[.H3]" office:value-type="float" office:value="9.5785267961693" calcext:value-type="float">
            <text:p>9.5785267961693</text:p>
          </table:table-cell>
          <table:table-cell table:style-name="ce8" table:formula="of:=+[.I3]*[.I3]" office:value-type="float" office:value="91.7481755849332" calcext:value-type="float">
            <text:p>91.7481755849332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267" calcext:value-type="float">
            <text:p>267</text:p>
          </table:table-cell>
          <table:table-cell office:value-type="float" office:value="382" calcext:value-type="float">
            <text:p>382</text:p>
          </table:table-cell>
          <table:table-cell office:value-type="float" office:value="139" calcext:value-type="float">
            <text:p>139</text:p>
          </table:table-cell>
          <table:table-cell office:value-type="float" office:value="492" calcext:value-type="float">
            <text:p>492</text:p>
          </table:table-cell>
          <table:table-cell office:value-type="float" office:value="622" calcext:value-type="float">
            <text:p>622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float" office:value="402" calcext:value-type="float">
            <text:p>402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40" calcext:value-type="float">
            <text:p>240</text:p>
          </table:table-cell>
          <table:table-cell office:value-type="float" office:value="381" calcext:value-type="float">
            <text:p>381</text:p>
          </table:table-cell>
          <table:table-cell office:value-type="float" office:value="215" calcext:value-type="float">
            <text:p>215</text:p>
          </table:table-cell>
          <table:table-cell office:value-type="float" office:value="408" calcext:value-type="float">
            <text:p>408</text:p>
          </table:table-cell>
          <table:table-cell office:value-type="float" office:value="352" calcext:value-type="float">
            <text:p>352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  <table:table-cell table:number-columns-repeated="1635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82" calcext:value-type="float">
            <text:p>382</text:p>
          </table:table-cell>
          <table:table-cell table:style-name="ce8" office:value-type="float" office:value="365854907" calcext:value-type="float">
            <text:p>365854907</text:p>
          </table:table-cell>
          <table:table-cell table:style-name="ce8" office:value-type="float" office:value="88179717" calcext:value-type="float">
            <text:p>88179717</text:p>
          </table:table-cell>
          <table:table-cell table:style-name="ce12"/>
          <table:table-cell table:style-name="ce8" table:formula="of:=+[.$P$14]+[.$P$15]*[.D4]+[.$P$16]*[.E4]+[.$P$17]*[.F4]" office:value-type="float" office:value="23.044854838423" calcext:value-type="float">
            <text:p>23.044854838423</text:p>
          </table:table-cell>
          <table:table-cell table:style-name="ce8" table:formula="of:=+[.B4]-[.H4]" office:value-type="float" office:value="5.45514516157695" calcext:value-type="float">
            <text:p>5.45514516157695</text:p>
          </table:table-cell>
          <table:table-cell table:style-name="ce8" table:formula="of:=+[.I4]*[.I4]" office:value-type="float" office:value="29.7586087338765" calcext:value-type="float">
            <text:p>29.7586087338765</text:p>
          </table:table-cell>
          <table:table-cell/>
          <table:table-cell table:style-name="ce15" office:value-type="string" calcext:value-type="string">
            <text:p>X'</text:p>
          </table:table-cell>
          <table:table-cell office:value-type="float" office:value="314377321" calcext:value-type="float">
            <text:p>314377321</text:p>
          </table:table-cell>
          <table:table-cell office:value-type="float" office:value="764406819" calcext:value-type="float">
            <text:p>764406819</text:p>
          </table:table-cell>
          <table:table-cell office:value-type="float" office:value="365854907" calcext:value-type="float">
            <text:p>365854907</text:p>
          </table:table-cell>
          <table:table-cell office:value-type="float" office:value="680093999" calcext:value-type="float">
            <text:p>680093999</text:p>
          </table:table-cell>
          <table:table-cell office:value-type="float" office:value="706698122" calcext:value-type="float">
            <text:p>706698122</text:p>
          </table:table-cell>
          <table:table-cell office:value-type="float" office:value="906118369" calcext:value-type="float">
            <text:p>906118369</text:p>
          </table:table-cell>
          <table:table-cell office:value-type="float" office:value="364804710" calcext:value-type="float">
            <text:p>364804710</text:p>
          </table:table-cell>
          <table:table-cell office:value-type="float" office:value="997559854" calcext:value-type="float">
            <text:p>997559854</text:p>
          </table:table-cell>
          <table:table-cell office:value-type="float" office:value="411079379" calcext:value-type="float">
            <text:p>411079379</text:p>
          </table:table-cell>
          <table:table-cell office:value-type="float" office:value="572342089" calcext:value-type="float">
            <text:p>572342089</text:p>
          </table:table-cell>
          <table:table-cell office:value-type="float" office:value="402534635" calcext:value-type="float">
            <text:p>402534635</text:p>
          </table:table-cell>
          <table:table-cell office:value-type="float" office:value="665304186" calcext:value-type="float">
            <text:p>665304186</text:p>
          </table:table-cell>
          <table:table-cell office:value-type="float" office:value="880161432" calcext:value-type="float">
            <text:p>880161432</text:p>
          </table:table-cell>
          <table:table-cell office:value-type="float" office:value="492812756" calcext:value-type="float">
            <text:p>492812756</text:p>
          </table:table-cell>
          <table:table-cell office:value-type="float" office:value="4577388001" calcext:value-type="float">
            <text:p>4577388001</text:p>
          </table:table-cell>
          <table:table-cell office:value-type="float" office:value="635452459" calcext:value-type="float">
            <text:p>635452459</text:p>
          </table:table-cell>
          <table:table-cell office:value-type="float" office:value="136862641" calcext:value-type="float">
            <text:p>136862641</text:p>
          </table:table-cell>
          <table:table-cell office:value-type="float" office:value="166264679" calcext:value-type="float">
            <text:p>166264679</text:p>
          </table:table-cell>
          <table:table-cell office:value-type="float" office:value="287072346" calcext:value-type="float">
            <text:p>287072346</text:p>
          </table:table-cell>
          <table:table-cell office:value-type="float" office:value="845124866" calcext:value-type="float">
            <text:p>845124866</text:p>
          </table:table-cell>
          <table:table-cell table:number-columns-repeated="1635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680093999" calcext:value-type="float">
            <text:p>680093999</text:p>
          </table:table-cell>
          <table:table-cell table:style-name="ce8" office:value-type="float" office:value="197107507" calcext:value-type="float">
            <text:p>197107507</text:p>
          </table:table-cell>
          <table:table-cell table:style-name="ce12"/>
          <table:table-cell table:style-name="ce8" table:formula="of:=+[.$P$14]+[.$P$15]*[.D5]+[.$P$16]*[.E5]+[.$P$17]*[.F5]" office:value-type="float" office:value="18.148193899707" calcext:value-type="float">
            <text:p>18.148193899707</text:p>
          </table:table-cell>
          <table:table-cell table:style-name="ce8" table:formula="of:=+[.B5]-[.H5]" office:value-type="float" office:value="10.251806100293" calcext:value-type="float">
            <text:p>10.251806100293</text:p>
          </table:table-cell>
          <table:table-cell table:style-name="ce8" table:formula="of:=+[.I5]*[.I5]" office:value-type="float" office:value="105.099528318004" calcext:value-type="float">
            <text:p>105.099528318004</text:p>
          </table:table-cell>
          <table:table-cell table:number-columns-repeated="2"/>
          <table:table-cell office:value-type="float" office:value="82765310" calcext:value-type="float">
            <text:p>82765310</text:p>
          </table:table-cell>
          <table:table-cell office:value-type="float" office:value="247181106" calcext:value-type="float">
            <text:p>247181106</text:p>
          </table:table-cell>
          <table:table-cell office:value-type="float" office:value="88179717" calcext:value-type="float">
            <text:p>88179717</text:p>
          </table:table-cell>
          <table:table-cell office:value-type="float" office:value="197107507" calcext:value-type="float">
            <text:p>197107507</text:p>
          </table:table-cell>
          <table:table-cell office:value-type="float" office:value="91887916" calcext:value-type="float">
            <text:p>91887916</text:p>
          </table:table-cell>
          <table:table-cell office:value-type="float" office:value="239486850" calcext:value-type="float">
            <text:p>239486850</text:p>
          </table:table-cell>
          <table:table-cell office:value-type="float" office:value="2493485" calcext:value-type="float">
            <text:p>2493485</text:p>
          </table:table-cell>
          <table:table-cell office:value-type="float" office:value="443880934" calcext:value-type="float">
            <text:p>443880934</text:p>
          </table:table-cell>
          <table:table-cell office:value-type="float" office:value="110747258" calcext:value-type="float">
            <text:p>110747258</text:p>
          </table:table-cell>
          <table:table-cell office:value-type="float" office:value="123726339" calcext:value-type="float">
            <text:p>123726339</text:p>
          </table:table-cell>
          <table:table-cell office:value-type="float" office:value="140029419" calcext:value-type="float">
            <text:p>140029419</text:p>
          </table:table-cell>
          <table:table-cell office:value-type="float" office:value="74205596" calcext:value-type="float">
            <text:p>74205596</text:p>
          </table:table-cell>
          <table:table-cell office:value-type="float" office:value="232897318" calcext:value-type="float">
            <text:p>232897318</text:p>
          </table:table-cell>
          <table:table-cell office:value-type="float" office:value="236958825" calcext:value-type="float">
            <text:p>236958825</text:p>
          </table:table-cell>
          <table:table-cell office:value-type="float" office:value="657381038" calcext:value-type="float">
            <text:p>657381038</text:p>
          </table:table-cell>
          <table:table-cell office:value-type="float" office:value="161205247" calcext:value-type="float">
            <text:p>161205247</text:p>
          </table:table-cell>
          <table:table-cell office:value-type="float" office:value="13133040" calcext:value-type="float">
            <text:p>13133040</text:p>
          </table:table-cell>
          <table:table-cell office:value-type="float" office:value="51819139" calcext:value-type="float">
            <text:p>51819139</text:p>
          </table:table-cell>
          <table:table-cell office:value-type="float" office:value="78628617" calcext:value-type="float">
            <text:p>78628617</text:p>
          </table:table-cell>
          <table:table-cell office:value-type="float" office:value="464567639" calcext:value-type="float">
            <text:p>464567639</text:p>
          </table:table-cell>
          <table:table-cell table:number-columns-repeated="1635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92" calcext:value-type="float">
            <text:p>492</text:p>
          </table:table-cell>
          <table:table-cell table:style-name="ce8" office:value-type="float" office:value="706698122" calcext:value-type="float">
            <text:p>706698122</text:p>
          </table:table-cell>
          <table:table-cell table:style-name="ce8" office:value-type="float" office:value="91887916" calcext:value-type="float">
            <text:p>91887916</text:p>
          </table:table-cell>
          <table:table-cell table:style-name="ce12"/>
          <table:table-cell table:style-name="ce8" table:formula="of:=+[.$P$14]+[.$P$15]*[.D6]+[.$P$16]*[.E6]+[.$P$17]*[.F6]" office:value-type="float" office:value="24.3546568266611" calcext:value-type="float">
            <text:p>24.3546568266611</text:p>
          </table:table-cell>
          <table:table-cell table:style-name="ce8" table:formula="of:=+[.B6]-[.H6]" office:value-type="float" office:value="3.14534317333887" calcext:value-type="float">
            <text:p>3.14534317333887</text:p>
          </table:table-cell>
          <table:table-cell table:style-name="ce8" table:formula="of:=+[.I6]*[.I6]" office:value-type="float" office:value="9.89318367806945" calcext:value-type="float">
            <text:p>9.89318367806945</text:p>
          </table:table-cell>
          <table:table-cell table:number-columns-repeated="1637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622" calcext:value-type="float">
            <text:p>622</text:p>
          </table:table-cell>
          <table:table-cell table:style-name="ce8" office:value-type="float" office:value="906118369" calcext:value-type="float">
            <text:p>906118369</text:p>
          </table:table-cell>
          <table:table-cell table:style-name="ce8" office:value-type="float" office:value="239486850" calcext:value-type="float">
            <text:p>239486850</text:p>
          </table:table-cell>
          <table:table-cell table:style-name="ce12"/>
          <table:table-cell table:style-name="ce8" table:formula="of:=+[.$P$14]+[.$P$15]*[.D7]+[.$P$16]*[.E7]+[.$P$17]*[.F7]" office:value-type="float" office:value="25.1735226460435" calcext:value-type="float">
            <text:p>25.1735226460435</text:p>
          </table:table-cell>
          <table:table-cell table:style-name="ce8" table:formula="of:=+[.B7]-[.H7]" office:value-type="float" office:value="1.3264773539565" calcext:value-type="float">
            <text:p>1.3264773539565</text:p>
          </table:table-cell>
          <table:table-cell table:style-name="ce8" table:formula="of:=+[.I7]*[.I7]" office:value-type="float" office:value="1.75954217055944" calcext:value-type="float">
            <text:p>1.75954217055944</text:p>
          </table:table-cell>
          <table:table-cell table:number-columns-repeated="1637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364804710" calcext:value-type="float">
            <text:p>364804710</text:p>
          </table:table-cell>
          <table:table-cell table:style-name="ce8" office:value-type="float" office:value="2493485" calcext:value-type="float">
            <text:p>2493485</text:p>
          </table:table-cell>
          <table:table-cell table:style-name="ce12"/>
          <table:table-cell table:style-name="ce8" table:formula="of:=+[.$P$14]+[.$P$15]*[.D8]+[.$P$16]*[.E8]+[.$P$17]*[.F8]" office:value-type="float" office:value="19.187087640784" calcext:value-type="float">
            <text:p>19.187087640784</text:p>
          </table:table-cell>
          <table:table-cell table:style-name="ce8" table:formula="of:=+[.B8]-[.H8]" office:value-type="float" office:value="6.11291235921603" calcext:value-type="float">
            <text:p>6.11291235921603</text:p>
          </table:table-cell>
          <table:table-cell table:style-name="ce8" table:formula="of:=+[.I8]*[.I8]" office:value-type="float" office:value="37.3676975114561" calcext:value-type="float">
            <text:p>37.3676975114561</text:p>
          </table:table-cell>
          <table:table-cell table:number-columns-repeated="2"/>
          <table:table-cell table:number-matrix-columns-spanned="4" table:number-matrix-rows-spanned="4" table:formula="of:=MMULT([.M2:.AF5];[.C2:.F21])" office:value-type="float" office:value="20" calcext:value-type="float">
            <text:p>20</text:p>
          </table:table-cell>
          <table:table-cell office:value-type="float" office:value="5909" calcext:value-type="float">
            <text:p>5909</text:p>
          </table:table-cell>
          <table:table-cell office:value-type="float" office:value="15172313570" calcext:value-type="float">
            <text:p>15172313570</text:p>
          </table:table-cell>
          <table:table-cell office:value-type="float" office:value="3738282300" calcext:value-type="float">
            <text:p>3738282300</text:p>
          </table:table-cell>
          <table:table-cell table:number-columns-repeated="2"/>
          <table:table-cell table:number-matrix-columns-spanned="4" table:number-matrix-rows-spanned="4" table:formula="of:=MINVERSE([.M8:.P11])" office:value-type="float" office:value="0.25313640554861" calcext:value-type="float">
            <text:p>0.25313640554861</text:p>
          </table:table-cell>
          <table:table-cell office:value-type="float" office:value="-0.000539793718076014" calcext:value-type="float">
            <text:p>-0.000539793718076014</text:p>
          </table:table-cell>
          <table:table-cell office:value-type="float" office:value="0.0000000000307915519449121" calcext:value-type="float">
            <text:p>3.07915519449121E-11</text:p>
          </table:table-cell>
          <table:table-cell office:value-type="float" office:value="-0.000000000358524585549941" calcext:value-type="float">
            <text:p>-3.58524585549941E-10</text:p>
          </table:table-cell>
          <table:table-cell table:number-columns-repeated="1636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997559854" calcext:value-type="float">
            <text:p>997559854</text:p>
          </table:table-cell>
          <table:table-cell table:style-name="ce8" office:value-type="float" office:value="443880934" calcext:value-type="float">
            <text:p>443880934</text:p>
          </table:table-cell>
          <table:table-cell table:style-name="ce12"/>
          <table:table-cell table:style-name="ce8" table:formula="of:=+[.$P$14]+[.$P$15]*[.D9]+[.$P$16]*[.E9]+[.$P$17]*[.F9]" office:value-type="float" office:value="17.1014852713821" calcext:value-type="float">
            <text:p>17.1014852713821</text:p>
          </table:table-cell>
          <table:table-cell table:style-name="ce8" table:formula="of:=+[.B9]-[.H9]" office:value-type="float" office:value="7.39851472861788" calcext:value-type="float">
            <text:p>7.39851472861788</text:p>
          </table:table-cell>
          <table:table-cell table:style-name="ce8" table:formula="of:=+[.I9]*[.I9]" office:value-type="float" office:value="54.7380201895758" calcext:value-type="float">
            <text:p>54.7380201895758</text:p>
          </table:table-cell>
          <table:table-cell table:number-columns-repeated="2"/>
          <table:table-cell office:value-type="float" office:value="5909" calcext:value-type="float">
            <text:p>5909</text:p>
          </table:table-cell>
          <table:table-cell office:value-type="float" office:value="2250411" calcext:value-type="float">
            <text:p>2250411</text:p>
          </table:table-cell>
          <table:table-cell office:value-type="float" office:value="5269171236043" calcext:value-type="float">
            <text:p>5269171236043</text:p>
          </table:table-cell>
          <table:table-cell office:value-type="float" office:value="1236376185022" calcext:value-type="float">
            <text:p>1236376185022</text:p>
          </table:table-cell>
          <table:table-cell table:number-columns-repeated="2"/>
          <table:table-cell office:value-type="float" office:value="-0.000539793718076014" calcext:value-type="float">
            <text:p>-0.000539793718076014</text:p>
          </table:table-cell>
          <table:table-cell office:value-type="float" office:value="0.00000215017512398152" calcext:value-type="float">
            <text:p>2.15017512398152E-06</text:p>
          </table:table-cell>
          <table:table-cell office:value-type="float" office:value="-0.0000000000000700591273792658" calcext:value-type="float">
            <text:p>-7.00591273792658E-14</text:p>
          </table:table-cell>
          <table:table-cell office:value-type="float" office:value="-0.000000000000226454646575975" calcext:value-type="float">
            <text:p>-2.26454646575975E-13</text:p>
          </table:table-cell>
          <table:table-cell table:number-columns-repeated="1636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23.8" calcext:value-type="float">
            <text:p>23.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02" calcext:value-type="float">
            <text:p>402</text:p>
          </table:table-cell>
          <table:table-cell table:style-name="ce10" office:value-type="float" office:value="411079379" calcext:value-type="float">
            <text:p>411079379.00</text:p>
          </table:table-cell>
          <table:table-cell table:style-name="ce8" office:value-type="float" office:value="110747258" calcext:value-type="float">
            <text:p>110747258</text:p>
          </table:table-cell>
          <table:table-cell table:style-name="ce12"/>
          <table:table-cell table:style-name="ce8" table:formula="of:=+[.$P$14]+[.$P$15]*[.D10]+[.$P$16]*[.E10]+[.$P$17]*[.F10]" office:value-type="float" office:value="23.1551841847986" calcext:value-type="float">
            <text:p>23.1551841847986</text:p>
          </table:table-cell>
          <table:table-cell table:style-name="ce8" table:formula="of:=+[.B10]-[.H10]" office:value-type="float" office:value="0.644815815201362" calcext:value-type="float">
            <text:p>0.644815815201362</text:p>
          </table:table-cell>
          <table:table-cell table:style-name="ce8" table:formula="of:=+[.I10]*[.I10]" office:value-type="float" office:value="0.415787435533797" calcext:value-type="float">
            <text:p>0.415787435533797</text:p>
          </table:table-cell>
          <table:table-cell/>
          <table:table-cell table:style-name="ce15" office:value-type="string" calcext:value-type="string">
            <text:p>X'X</text:p>
          </table:table-cell>
          <table:table-cell table:style-name="ce17" office:value-type="float" office:value="15172313570" calcext:value-type="float">
            <text:p>15172313570</text:p>
          </table:table-cell>
          <table:table-cell office:value-type="float" office:value="5269171236043" calcext:value-type="float">
            <text:p>5269171236043</text:p>
          </table:table-cell>
          <table:table-cell office:value-type="float" office:value="2.80462861284949E+019" calcext:value-type="float">
            <text:p>2.80462861284949E+019</text:p>
          </table:table-cell>
          <table:table-cell office:value-type="float" office:value="5.18789544549015E+018" calcext:value-type="float">
            <text:p>5.18789544549015E+018</text:p>
          </table:table-cell>
          <table:table-cell/>
          <table:table-cell table:style-name="ce18" office:value-type="string" calcext:value-type="string">
            <text:p>INV(X'X)</text:p>
          </table:table-cell>
          <table:table-cell office:value-type="float" office:value="0.0000000000307915519449119" calcext:value-type="float">
            <text:p>3.07915519449119E-11</text:p>
          </table:table-cell>
          <table:table-cell office:value-type="float" office:value="-0.0000000000000700591273792651" calcext:value-type="float">
            <text:p>-7.00591273792651E-14</text:p>
          </table:table-cell>
          <table:table-cell office:value-type="float" office:value="1.69100182970589E-019" calcext:value-type="float">
            <text:p>1.69100182970589E-19</text:p>
          </table:table-cell>
          <table:table-cell office:value-type="float" office:value="-7.40311307144544E-019" calcext:value-type="float">
            <text:p>-7.40311307144544E-19</text:p>
          </table:table-cell>
          <table:table-cell table:number-columns-repeated="1636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23.2" calcext:value-type="float">
            <text:p>23.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25" calcext:value-type="float">
            <text:p>425</text:p>
          </table:table-cell>
          <table:table-cell table:style-name="ce10" office:value-type="float" office:value="572342089" calcext:value-type="float">
            <text:p>572342089.00</text:p>
          </table:table-cell>
          <table:table-cell table:style-name="ce8" office:value-type="float" office:value="123726339" calcext:value-type="float">
            <text:p>123726339</text:p>
          </table:table-cell>
          <table:table-cell table:style-name="ce12"/>
          <table:table-cell table:style-name="ce8" table:formula="of:=+[.$P$14]+[.$P$15]*[.D11]+[.$P$16]*[.E11]+[.$P$17]*[.F11]" office:value-type="float" office:value="23.2445079958396" calcext:value-type="float">
            <text:p>23.2445079958396</text:p>
          </table:table-cell>
          <table:table-cell table:style-name="ce8" table:formula="of:=+[.B11]-[.H11]" office:value-type="float" office:value="-0.0445079958396413" calcext:value-type="float">
            <text:p>-0.0445079958396413</text:p>
          </table:table-cell>
          <table:table-cell table:style-name="ce8" table:formula="of:=+[.I11]*[.I11]" office:value-type="float" office:value="0.00198096169366152" calcext:value-type="float">
            <text:p>0.00198096169366152</text:p>
          </table:table-cell>
          <table:table-cell table:number-columns-repeated="2"/>
          <table:table-cell office:value-type="float" office:value="3738282300" calcext:value-type="float">
            <text:p>3738282300</text:p>
          </table:table-cell>
          <table:table-cell office:value-type="float" office:value="1236376185022" calcext:value-type="float">
            <text:p>1236376185022</text:p>
          </table:table-cell>
          <table:table-cell office:value-type="float" office:value="5.18789544549015E+018" calcext:value-type="float">
            <text:p>5.18789544549015E+018</text:p>
          </table:table-cell>
          <table:table-cell office:value-type="float" office:value="1.22348819653766E+018" calcext:value-type="float">
            <text:p>1.22348819653766E+018</text:p>
          </table:table-cell>
          <table:table-cell table:number-columns-repeated="2"/>
          <table:table-cell office:value-type="float" office:value="-0.000000000358524585549938" calcext:value-type="float">
            <text:p>-3.58524585549938E-10</text:p>
          </table:table-cell>
          <table:table-cell office:value-type="float" office:value="-0.000000000000226454646575984" calcext:value-type="float">
            <text:p>-2.26454646575984E-13</text:p>
          </table:table-cell>
          <table:table-cell office:value-type="float" office:value="-7.40311307144544E-019" calcext:value-type="float">
            <text:p>-7.40311307144544E-19</text:p>
          </table:table-cell>
          <table:table-cell office:value-type="float" office:value="5.28072679503895E-018" calcext:value-type="float">
            <text:p>5.28072679503895E-18</text:p>
          </table:table-cell>
          <table:table-cell table:number-columns-repeated="1636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9.5" calcext:value-type="float">
            <text:p>19.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402534635" calcext:value-type="float">
            <text:p>402534635.00</text:p>
          </table:table-cell>
          <table:table-cell table:style-name="ce8" office:value-type="float" office:value="140029419" calcext:value-type="float">
            <text:p>140029419</text:p>
          </table:table-cell>
          <table:table-cell table:style-name="ce12"/>
          <table:table-cell table:style-name="ce8" table:formula="of:=+[.$P$14]+[.$P$15]*[.D12]+[.$P$16]*[.E12]+[.$P$17]*[.F12]" office:value-type="float" office:value="17.4063757690078" calcext:value-type="float">
            <text:p>17.4063757690078</text:p>
          </table:table-cell>
          <table:table-cell table:style-name="ce8" table:formula="of:=+[.B12]-[.H12]" office:value-type="float" office:value="2.09362423099216" calcext:value-type="float">
            <text:p>2.09362423099216</text:p>
          </table:table-cell>
          <table:table-cell table:style-name="ce8" table:formula="of:=+[.I12]*[.I12]" office:value-type="float" office:value="4.38326242059749" calcext:value-type="float">
            <text:p>4.38326242059749</text:p>
          </table:table-cell>
          <table:table-cell table:number-columns-repeated="1637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18.1" calcext:value-type="float">
            <text:p>18.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40" calcext:value-type="float">
            <text:p>240</text:p>
          </table:table-cell>
          <table:table-cell table:style-name="ce10" office:value-type="float" office:value="665304186" calcext:value-type="float">
            <text:p>665304186.00</text:p>
          </table:table-cell>
          <table:table-cell table:style-name="ce8" office:value-type="float" office:value="74205596" calcext:value-type="float">
            <text:p>74205596</text:p>
          </table:table-cell>
          <table:table-cell table:style-name="ce12"/>
          <table:table-cell table:style-name="ce8" table:formula="of:=+[.$P$14]+[.$P$15]*[.D13]+[.$P$16]*[.E13]+[.$P$17]*[.F13]" office:value-type="float" office:value="20.5722565351734" calcext:value-type="float">
            <text:p>20.5722565351734</text:p>
          </table:table-cell>
          <table:table-cell table:style-name="ce8" table:formula="of:=+[.B13]-[.H13]" office:value-type="float" office:value="-2.47225653517344" calcext:value-type="float">
            <text:p>-2.47225653517344</text:p>
          </table:table-cell>
          <table:table-cell table:style-name="ce8" table:formula="of:=+[.I13]*[.I13]" office:value-type="float" office:value="6.1120523757078" calcext:value-type="float">
            <text:p>6.1120523757078</text:p>
          </table:table-cell>
          <table:table-cell table:number-columns-repeated="5"/>
          <table:table-cell table:style-name="ce18" office:value-type="string" calcext:value-type="string">
            <text:p>BETAS</text:p>
          </table:table-cell>
          <table:table-cell table:style-name="ce18" office:value-type="string" calcext:value-type="string">
            <text:p>S(B)</text:p>
          </table:table-cell>
          <table:table-cell table:style-name="ce18" office:value-type="string" calcext:value-type="string">
            <text:p>t- Student</text:p>
          </table:table-cell>
          <table:table-cell table:number-columns-repeated="1636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17.5" calcext:value-type="float">
            <text:p>17.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81" calcext:value-type="float">
            <text:p>381</text:p>
          </table:table-cell>
          <table:table-cell table:style-name="ce10" office:value-type="float" office:value="880161432" calcext:value-type="float">
            <text:p>880161432.00</text:p>
          </table:table-cell>
          <table:table-cell table:style-name="ce8" office:value-type="float" office:value="232897318" calcext:value-type="float">
            <text:p>232897318</text:p>
          </table:table-cell>
          <table:table-cell table:style-name="ce12"/>
          <table:table-cell table:style-name="ce8" table:formula="of:=+[.$P$14]+[.$P$15]*[.D14]+[.$P$16]*[.E14]+[.$P$17]*[.F14]" office:value-type="float" office:value="21.4714204875876" calcext:value-type="float">
            <text:p>21.4714204875876</text:p>
          </table:table-cell>
          <table:table-cell table:style-name="ce8" table:formula="of:=+[.B14]-[.H14]" office:value-type="float" office:value="-3.97142048758762" calcext:value-type="float">
            <text:p>-3.97142048758762</text:p>
          </table:table-cell>
          <table:table-cell table:style-name="ce8" table:formula="of:=+[.I14]*[.I14]" office:value-type="float" office:value="15.7721806892307" calcext:value-type="float">
            <text:p>15.7721806892307</text:p>
          </table:table-cell>
          <table:table-cell/>
          <table:table-cell table:style-name="ce15" office:value-type="string" calcext:value-type="string">
            <text:p>X'Y</text:p>
          </table:table-cell>
          <table:table-cell table:number-matrix-columns-spanned="1" table:number-matrix-rows-spanned="4" table:formula="of:=MMULT([.M2:.AF5];[.B2:.B21])" office:value-type="float" office:value="411.565122690187" calcext:value-type="float">
            <text:p>411.565122690187</text:p>
          </table:table-cell>
          <table:table-cell/>
          <table:table-cell table:style-name="ce6" office:value-type="string" calcext:value-type="string">
            <text:p>Intercepción</text:p>
          </table:table-cell>
          <table:table-cell table:style-name="ce19" table:number-matrix-columns-spanned="1" table:number-matrix-rows-spanned="4" table:formula="of:=MMULT([.S8:.V11];[.M14:.M17])" office:value-type="float" office:value="18.0688099743269" calcext:value-type="float">
            <text:p>18.0688099743269</text:p>
          </table:table-cell>
          <table:table-cell table:formula="of:=+[.M20]^0.5" office:value-type="float" office:value="3.42623294249114" calcext:value-type="float">
            <text:p>3.42623294249114</text:p>
          </table:table-cell>
          <table:table-cell table:formula="of:=+[.P14]/[.Q14]" office:value-type="float" office:value="5.27366652460866" calcext:value-type="float">
            <text:p>5.27366652460866</text:p>
          </table:table-cell>
          <table:table-cell table:number-columns-repeated="1636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14.436245764146" calcext:value-type="float">
            <text:p>14.4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15" calcext:value-type="float">
            <text:p>215</text:p>
          </table:table-cell>
          <table:table-cell table:style-name="ce10" office:value-type="float" office:value="492812756" calcext:value-type="float">
            <text:p>492812756.00</text:p>
          </table:table-cell>
          <table:table-cell table:style-name="ce8" office:value-type="float" office:value="236958825" calcext:value-type="float">
            <text:p>236958825</text:p>
          </table:table-cell>
          <table:table-cell table:style-name="ce12"/>
          <table:table-cell table:style-name="ce8" table:formula="of:=+[.$P$14]+[.$P$15]*[.D15]+[.$P$16]*[.E15]+[.$P$17]*[.F15]" office:value-type="float" office:value="19.2851288394278" calcext:value-type="float">
            <text:p>19.2851288394278</text:p>
          </table:table-cell>
          <table:table-cell table:style-name="ce8" table:formula="of:=+[.B15]-[.H15]" office:value-type="float" office:value="-4.84888307528182" calcext:value-type="float">
            <text:p>-4.84888307528182</text:p>
          </table:table-cell>
          <table:table-cell table:style-name="ce8" table:formula="of:=+[.I15]*[.I15]" office:value-type="float" office:value="23.5116670777545" calcext:value-type="float">
            <text:p>23.5116670777545</text:p>
          </table:table-cell>
          <table:table-cell table:number-columns-repeated="2"/>
          <table:table-cell office:value-type="float" office:value="127720.58213008" calcext:value-type="float">
            <text:p>127720.58213008</text:p>
          </table:table-cell>
          <table:table-cell/>
          <table:table-cell table:style-name="ce6" office:value-type="string" calcext:value-type="string">
            <text:p>POBREZA</text:p>
          </table:table-cell>
          <table:table-cell table:style-name="ce19" office:value-type="float" office:value="0.015667753786014" calcext:value-type="float">
            <text:p>0.015667753786014</text:p>
          </table:table-cell>
          <table:table-cell table:formula="of:=+[.N21]^0.5" office:value-type="float" office:value="0.00998565364733357" calcext:value-type="float">
            <text:p>0.00998565364733357</text:p>
          </table:table-cell>
          <table:table-cell table:formula="of:=+[.P15]/[.Q15]" office:value-type="float" office:value="1.56902635915053" calcext:value-type="float">
            <text:p>1.56902635915053</text:p>
          </table:table-cell>
          <table:table-cell table:number-columns-repeated="1636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13.1249008577753" calcext:value-type="float">
            <text:p>13.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table:style-name="ce10" office:value-type="float" office:value="4577388001" calcext:value-type="float">
            <text:p>4577388001.00</text:p>
          </table:table-cell>
          <table:table-cell table:style-name="ce8" office:value-type="float" office:value="657381038" calcext:value-type="float">
            <text:p>657381038</text:p>
          </table:table-cell>
          <table:table-cell table:style-name="ce12"/>
          <table:table-cell table:style-name="ce8" table:formula="of:=+[.$P$14]+[.$P$15]*[.D16]+[.$P$16]*[.E16]+[.$P$17]*[.F16]" office:value-type="float" office:value="14.8288282950337" calcext:value-type="float">
            <text:p>14.8288282950337</text:p>
          </table:table-cell>
          <table:table-cell table:style-name="ce8" table:formula="of:=+[.B16]-[.H16]" office:value-type="float" office:value="-1.70392743725843" calcext:value-type="float">
            <text:p>-1.70392743725843</text:p>
          </table:table-cell>
          <table:table-cell table:style-name="ce8" table:formula="of:=+[.I16]*[.I16]" office:value-type="float" office:value="2.90336871144206" calcext:value-type="float">
            <text:p>2.90336871144206</text:p>
          </table:table-cell>
          <table:table-cell table:number-columns-repeated="2"/>
          <table:table-cell office:value-type="float" office:value="289897983231.733" calcext:value-type="float">
            <text:p>289897983231.733</text:p>
          </table:table-cell>
          <table:table-cell/>
          <table:table-cell table:style-name="ce6" office:value-type="string" calcext:value-type="string">
            <text:p>EDUCACIÓN</text:p>
          </table:table-cell>
          <table:table-cell table:style-name="ce19" office:value-type="float" office:value="-0.00000000114060227918545" calcext:value-type="float">
            <text:p>-1.14060227918545E-09</text:p>
          </table:table-cell>
          <table:table-cell table:formula="of:=+[.O22]^0.5" office:value-type="float" office:value="0.00000000280034552459325" calcext:value-type="float">
            <text:p>2.80034552459325E-09</text:p>
          </table:table-cell>
          <table:table-cell table:formula="of:=+[.P16]/[.Q16]" office:value-type="float" office:value="-0.407307694414289" calcext:value-type="float">
            <text:p>-0.407307694414289</text:p>
          </table:table-cell>
          <table:table-cell table:number-columns-repeated="1636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12.9" calcext:value-type="float">
            <text:p>12.9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52" calcext:value-type="float">
            <text:p>352</text:p>
          </table:table-cell>
          <table:table-cell table:style-name="ce10" office:value-type="float" office:value="635452459" calcext:value-type="float">
            <text:p>635452459.00</text:p>
          </table:table-cell>
          <table:table-cell table:style-name="ce8" office:value-type="float" office:value="161205247" calcext:value-type="float">
            <text:p>161205247</text:p>
          </table:table-cell>
          <table:table-cell table:style-name="ce12"/>
          <table:table-cell table:style-name="ce8" table:formula="of:=+[.$P$14]+[.$P$15]*[.D17]+[.$P$16]*[.E17]+[.$P$17]*[.F17]" office:value-type="float" office:value="21.7772707611717" calcext:value-type="float">
            <text:p>21.7772707611717</text:p>
          </table:table-cell>
          <table:table-cell table:style-name="ce8" table:formula="of:=+[.B17]-[.H17]" office:value-type="float" office:value="-8.87727076117165" calcext:value-type="float">
            <text:p>-8.87727076117165</text:p>
          </table:table-cell>
          <table:table-cell table:style-name="ce8" table:formula="of:=+[.I17]*[.I17]" office:value-type="float" office:value="78.8059361671531" calcext:value-type="float">
            <text:p>78.8059361671531</text:p>
          </table:table-cell>
          <table:table-cell table:number-columns-repeated="2"/>
          <table:table-cell office:value-type="float" office:value="72789838663.8835" calcext:value-type="float">
            <text:p>72789838663.8835</text:p>
          </table:table-cell>
          <table:table-cell/>
          <table:table-cell table:style-name="ce6" office:value-type="string" calcext:value-type="string">
            <text:p>SANEAMIENTO BÁSICO</text:p>
          </table:table-cell>
          <table:table-cell table:style-name="ce19" office:value-type="float" office:value="-0.00000000671063779197436" calcext:value-type="float">
            <text:p>-6.71063779197436E-09</text:p>
          </table:table-cell>
          <table:table-cell table:formula="of:=+[.P23]^0.5" office:value-type="float" office:value="0.0000000156489942718991" calcext:value-type="float">
            <text:p>1.56489942718991E-08</text:p>
          </table:table-cell>
          <table:table-cell table:formula="of:=+[.P17]/[.Q17]" office:value-type="float" office:value="-0.428822304831733" calcext:value-type="float">
            <text:p>-0.428822304831733</text:p>
          </table:table-cell>
          <table:table-cell table:number-columns-repeated="1636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12.2359955112697" calcext:value-type="float">
            <text:p>12.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float" office:value="136862641" calcext:value-type="float">
            <text:p>136862641.00</text:p>
          </table:table-cell>
          <table:table-cell table:style-name="ce8" office:value-type="float" office:value="13133040" calcext:value-type="float">
            <text:p>13133040</text:p>
          </table:table-cell>
          <table:table-cell table:style-name="ce12"/>
          <table:table-cell table:style-name="ce8" table:formula="of:=+[.$P$14]+[.$P$15]*[.D18]+[.$P$16]*[.E18]+[.$P$17]*[.F18]" office:value-type="float" office:value="18.0909248738817" calcext:value-type="float">
            <text:p>18.0909248738817</text:p>
          </table:table-cell>
          <table:table-cell table:style-name="ce8" table:formula="of:=+[.B18]-[.H18]" office:value-type="float" office:value="-5.85492936261199" calcext:value-type="float">
            <text:p>-5.85492936261199</text:p>
          </table:table-cell>
          <table:table-cell table:style-name="ce8" table:formula="of:=+[.I18]*[.I18]" office:value-type="float" office:value="34.2801978411761" calcext:value-type="float">
            <text:p>34.2801978411761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12.2" calcext:value-type="float">
            <text:p>12.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166264679" calcext:value-type="float">
            <text:p>166264679.00</text:p>
          </table:table-cell>
          <table:table-cell table:style-name="ce8" office:value-type="float" office:value="51819139" calcext:value-type="float">
            <text:p>51819139</text:p>
          </table:table-cell>
          <table:table-cell table:style-name="ce12"/>
          <table:table-cell table:style-name="ce8" table:formula="of:=+[.$P$14]+[.$P$15]*[.D19]+[.$P$16]*[.E19]+[.$P$17]*[.F19]" office:value-type="float" office:value="18.7378456715136" calcext:value-type="float">
            <text:p>18.7378456715136</text:p>
          </table:table-cell>
          <table:table-cell table:style-name="ce8" table:formula="of:=+[.B19]-[.H19]" office:value-type="float" office:value="-6.53784567151356" calcext:value-type="float">
            <text:p>-6.53784567151356</text:p>
          </table:table-cell>
          <table:table-cell table:style-name="ce8" table:formula="of:=+[.I19]*[.I19]" office:value-type="float" office:value="42.7434260245285" calcext:value-type="float">
            <text:p>42.7434260245285</text:p>
          </table:table-cell>
          <table:table-cell table:number-columns-repeated="1637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12.0679805569964" calcext:value-type="float">
            <text:p>12.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8" calcext:value-type="float">
            <text:p>318</text:p>
          </table:table-cell>
          <table:table-cell table:style-name="ce10" office:value-type="float" office:value="287072346" calcext:value-type="float">
            <text:p>287072346.00</text:p>
          </table:table-cell>
          <table:table-cell table:style-name="ce8" office:value-type="float" office:value="78628617" calcext:value-type="float">
            <text:p>78628617</text:p>
          </table:table-cell>
          <table:table-cell table:style-name="ce12"/>
          <table:table-cell table:style-name="ce8" table:formula="of:=+[.$P$14]+[.$P$15]*[.D20]+[.$P$16]*[.E20]+[.$P$17]*[.F20]" office:value-type="float" office:value="22.1960721373697" calcext:value-type="float">
            <text:p>22.1960721373697</text:p>
          </table:table-cell>
          <table:table-cell table:style-name="ce8" table:formula="of:=+[.B20]-[.H20]" office:value-type="float" office:value="-10.1280915803734" calcext:value-type="float">
            <text:p>-10.1280915803734</text:p>
          </table:table-cell>
          <table:table-cell table:style-name="ce8" table:formula="of:=+[.I20]*[.I20]" office:value-type="float" office:value="102.57823906043" calcext:value-type="float">
            <text:p>102.57823906043</text:p>
          </table:table-cell>
          <table:table-cell/>
          <table:table-cell table:style-name="ce16" office:value-type="string" calcext:value-type="string">
            <text:p>VAR-COV(B) =</text:p>
          </table:table-cell>
          <table:table-cell table:formula="of:=+[.S8]*[.$J$23]" office:value-type="float" office:value="11.7390721762115" calcext:value-type="float">
            <text:p>11.7390721762115</text:p>
          </table:table-cell>
          <table:table-cell table:formula="of:=+[.T8]*[.$J$23]" office:value-type="float" office:value="-0.0250326593799368" calcext:value-type="float">
            <text:p>-0.0250326593799368</text:p>
          </table:table-cell>
          <table:table-cell table:formula="of:=+[.U8]*[.$J$23]" office:value-type="float" office:value="0.00000000142794257473754" calcext:value-type="float">
            <text:p>1.42794257473754E-09</text:p>
          </table:table-cell>
          <table:table-cell table:formula="of:=+[.V8]*[.$J$23]" office:value-type="float" office:value="-0.0000000166263954708358" calcext:value-type="float">
            <text:p>-1.66263954708358E-08</text:p>
          </table:table-cell>
          <table:table-cell table:number-columns-repeated="1636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.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72" calcext:value-type="float">
            <text:p>372</text:p>
          </table:table-cell>
          <table:table-cell table:style-name="ce10" office:value-type="float" office:value="845124866" calcext:value-type="float">
            <text:p>845124866.00</text:p>
          </table:table-cell>
          <table:table-cell table:style-name="ce8" office:value-type="float" office:value="464567639" calcext:value-type="float">
            <text:p>464567639</text:p>
          </table:table-cell>
          <table:table-cell table:style-name="ce12"/>
          <table:table-cell table:style-name="ce8" table:formula="of:=+[.$P$14]+[.$P$15]*[.D21]+[.$P$16]*[.E21]+[.$P$17]*[.F21]" office:value-type="float" office:value="19.8157178791665" calcext:value-type="float">
            <text:p>19.8157178791665</text:p>
          </table:table-cell>
          <table:table-cell table:style-name="ce8" table:formula="of:=+[.B21]-[.H21]" office:value-type="float" office:value="-7.8157178791665" calcext:value-type="float">
            <text:p>-7.8157178791665</text:p>
          </table:table-cell>
          <table:table-cell table:style-name="ce8" table:formula="of:=+[.I21]*[.I21]" office:value-type="float" office:value="61.0854459667229" calcext:value-type="float">
            <text:p>61.0854459667229</text:p>
          </table:table-cell>
          <table:table-cell table:number-columns-repeated="2"/>
          <table:table-cell table:formula="of:=+[.S9]*[.$J$23]" office:value-type="float" office:value="-0.0250326593799368" calcext:value-type="float">
            <text:p>-0.0250326593799368</text:p>
          </table:table-cell>
          <table:table-cell table:formula="of:=+[.T9]*[.$J$23]" office:value-type="float" office:value="0.0000997132787645062" calcext:value-type="float">
            <text:p>9.97132787645062E-05</text:p>
          </table:table-cell>
          <table:table-cell table:formula="of:=+[.U9]*[.$J$23]" office:value-type="float" office:value="-0.00000000000324895643171193" calcext:value-type="float">
            <text:p>-3.24895643171193E-12</text:p>
          </table:table-cell>
          <table:table-cell table:formula="of:=+[.V9]*[.$J$23]" office:value-type="float" office:value="-0.0000000000105017191621746" calcext:value-type="float">
            <text:p>-1.05017191621746E-11</text:p>
          </table:table-cell>
          <table:table-cell table:number-columns-repeated="16368"/>
        </table:table-row>
        <table:table-row table:style-name="ro2">
          <table:table-cell table:number-columns-repeated="9"/>
          <table:table-cell table:style-name="ce8" table:formula="of:=SUM([.J2:.J21])" office:value-type="float" office:value="741.991869610062" calcext:value-type="float">
            <text:p>741.991869610062</text:p>
          </table:table-cell>
          <table:table-cell table:number-columns-repeated="2"/>
          <table:table-cell table:formula="of:=+[.S10]*[.$J$23]" office:value-type="float" office:value="0.00000000142794257473753" calcext:value-type="float">
            <text:p>1.42794257473753E-09</text:p>
          </table:table-cell>
          <table:table-cell table:formula="of:=+[.T10]*[.$J$23]" office:value-type="float" office:value="-0.0000000000032489564317119" calcext:value-type="float">
            <text:p>-3.2489564317119E-12</text:p>
          </table:table-cell>
          <table:table-cell table:formula="of:=+[.U10]*[.$J$23]" office:value-type="float" office:value="7.84193505710944E-018" calcext:value-type="float">
            <text:p>7.84193505710944E-18</text:p>
          </table:table-cell>
          <table:table-cell table:formula="of:=+[.V10]*[.$J$23]" office:value-type="float" office:value="-3.43315606801031E-017" calcext:value-type="float">
            <text:p>-3.43315606801031E-17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esumen</text:p>
          </table:table-cell>
          <table:table-cell table:number-columns-repeated="7"/>
          <table:table-cell table:style-name="ce14" table:formula="of:=+[.J22]/16" office:value-type="float" office:value="46.3744918506289" calcext:value-type="float">
            <text:p>46.3744918506289</text:p>
          </table:table-cell>
          <table:table-cell table:number-columns-repeated="2"/>
          <table:table-cell table:formula="of:=+[.S11]*[.$J$23]" office:value-type="float" office:value="-0.0000000166263954708357" calcext:value-type="float">
            <text:p>-1.66263954708357E-08</text:p>
          </table:table-cell>
          <table:table-cell table:formula="of:=+[.T11]*[.$J$23]" office:value-type="float" office:value="-0.000000000010501719162175" calcext:value-type="float">
            <text:p>-1.0501719162175E-11</text:p>
          </table:table-cell>
          <table:table-cell table:formula="of:=+[.U11]*[.$J$23]" office:value-type="float" office:value="-3.43315606801031E-017" calcext:value-type="float">
            <text:p>-3.43315606801031E-17</text:p>
          </table:table-cell>
          <table:table-cell table:formula="of:=+[.V11]*[.$J$23]" office:value-type="float" office:value="2.44891021721932E-016" calcext:value-type="float">
            <text:p>2.44891021721932E-16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Estadísticas de la regresión</text:p>
          </table:table-cell>
          <table:covered-table-cell table:style-name="ce5"/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Coeficiente de correlación múltiple</text:p>
          </table:table-cell>
          <table:table-cell table:style-name="ce6" office:value-type="float" office:value="0.409130570560036" calcext:value-type="float">
            <text:p>0.409130570560036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Coeficiente de determinación R^2</text:p>
          </table:table-cell>
          <table:table-cell table:style-name="ce6" office:value-type="float" office:value="0.167387823766781" calcext:value-type="float">
            <text:p>0.167387823766781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R^2 <text:s/>ajustado</text:p>
          </table:table-cell>
          <table:table-cell table:style-name="ce6" office:value-type="float" office:value="0.0112730407230518" calcext:value-type="float">
            <text:p>0.0112730407230518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Error típico</text:p>
          </table:table-cell>
          <table:table-cell table:style-name="ce6" office:value-type="float" office:value="6.80988192633535" calcext:value-type="float">
            <text:p>6.80988192633535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Observaciones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NÁLISIS DE VARIANZA</text:p>
          </table:table-cell>
          <table:table-cell table:number-columns-repeated="16382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Grados de libertad</text:p>
          </table:table-cell>
          <table:table-cell table:style-name="ce5" office:value-type="string" calcext:value-type="string">
            <text:p>Suma de cuadrados</text:p>
          </table:table-cell>
          <table:table-cell table:style-name="ce5" office:value-type="string" calcext:value-type="string">
            <text:p>Promedio de los cuadrados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4"/>
          <table:table-cell table:style-name="ce5" office:value-type="string" calcext:value-type="string">
            <text:p>Valor crítico de F</text:p>
          </table:table-cell>
          <table:table-cell table:number-columns-repeated="16373"/>
        </table:table-row>
        <table:table-row table:style-name="ro2">
          <table:table-cell/>
          <table:table-cell table:style-name="ce6" office:value-type="string" calcext:value-type="string">
            <text:p>Regresió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9.169574805598" calcext:value-type="float">
            <text:p>149.169574805598</text:p>
          </table:table-cell>
          <table:table-cell table:style-name="ce6" office:value-type="float" office:value="49.723191601866" calcext:value-type="float">
            <text:p>49.723191601866</text:p>
          </table:table-cell>
          <table:table-cell table:style-name="ce6" office:value-type="float" office:value="1.07220995028955" calcext:value-type="float">
            <text:p>1.07220995028955</text:p>
          </table:table-cell>
          <table:table-cell table:style-name="ce6" table:number-columns-repeated="4"/>
          <table:table-cell table:style-name="ce6" office:value-type="float" office:value="0.388722798194015" calcext:value-type="float">
            <text:p>0.388722798194015</text:p>
          </table:table-cell>
          <table:table-cell table:number-columns-repeated="16373"/>
        </table:table-row>
        <table:table-row table:style-name="ro2">
          <table:table-cell/>
          <table:table-cell table:style-name="ce6" office:value-type="string" calcext:value-type="string">
            <text:p>Residuo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41.991869610062" calcext:value-type="float">
            <text:p>741.991869610062</text:p>
          </table:table-cell>
          <table:table-cell table:style-name="ce6" office:value-type="float" office:value="46.3744918506289" calcext:value-type="float">
            <text:p>46.3744918506289</text:p>
          </table:table-cell>
          <table:table-cell table:style-name="ce6" table:number-columns-repeated="6"/>
          <table:table-cell table:number-columns-repeated="16373"/>
        </table:table-row>
        <table:table-row table:style-name="ro2">
          <table:table-cell/>
          <table:table-cell table:style-name="ce7" office:value-type="string" calcext:value-type="string">
            <text:p>Total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91.161444415661" calcext:value-type="float">
            <text:p>891.161444415661</text:p>
          </table:table-cell>
          <table:table-cell table:style-name="ce7" table:number-columns-repeated="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Coeficientes</text:p>
          </table:table-cell>
          <table:table-cell table:style-name="ce5" office:value-type="string" calcext:value-type="string">
            <text:p>Error típico</text:p>
          </table:table-cell>
          <table:table-cell table:style-name="ce5" office:value-type="string" calcext:value-type="string">
            <text:p>Estadístico t</text:p>
          </table:table-cell>
          <table:table-cell table:style-name="ce5" office:value-type="string" calcext:value-type="string">
            <text:p>Probabilidad</text:p>
          </table:table-cell>
          <table:table-cell table:style-name="ce5" table:number-columns-repeated="4"/>
          <table:table-cell table:style-name="ce5" office:value-type="string" calcext:value-type="string">
            <text:p>Inferior 95%</text:p>
          </table:table-cell>
          <table:table-cell table:style-name="ce5" office:value-type="string" calcext:value-type="string">
            <text:p>Superior 95%</text:p>
          </table:table-cell>
          <table:table-cell table:style-name="ce5" office:value-type="string" calcext:value-type="string">
            <text:p>Inferior 95.0%</text:p>
          </table:table-cell>
          <table:table-cell table:style-name="ce5" office:value-type="string" calcext:value-type="string">
            <text:p>Superior 95.0%</text:p>
          </table:table-cell>
          <table:table-cell table:number-columns-repeated="16370"/>
        </table:table-row>
        <table:table-row table:style-name="ro2">
          <table:table-cell/>
          <table:table-cell table:style-name="ce6" office:value-type="string" calcext:value-type="string">
            <text:p>Intercepción</text:p>
          </table:table-cell>
          <table:table-cell table:style-name="ce6" office:value-type="float" office:value="18.068809974327" calcext:value-type="float">
            <text:p>18.068809974327</text:p>
          </table:table-cell>
          <table:table-cell table:style-name="ce6" office:value-type="float" office:value="3.42623294249114" calcext:value-type="float">
            <text:p>3.42623294249114</text:p>
          </table:table-cell>
          <table:table-cell table:style-name="ce6" office:value-type="float" office:value="5.27366652460868" calcext:value-type="float">
            <text:p>5.27366652460868</text:p>
          </table:table-cell>
          <table:table-cell table:style-name="ce6" office:value-type="float" office:value="0.0000756868186361245" calcext:value-type="float">
            <text:p>7.56868186361245E-05</text:p>
          </table:table-cell>
          <table:table-cell table:style-name="ce6" table:number-columns-repeated="4"/>
          <table:table-cell table:style-name="ce6" office:value-type="float" office:value="10.8055206031736" calcext:value-type="float">
            <text:p>10.8055206031736</text:p>
          </table:table-cell>
          <table:table-cell table:style-name="ce6" office:value-type="float" office:value="25.3320993454804" calcext:value-type="float">
            <text:p>25.3320993454804</text:p>
          </table:table-cell>
          <table:table-cell table:style-name="ce6" office:value-type="float" office:value="10.8055206031736" calcext:value-type="float">
            <text:p>10.8055206031736</text:p>
          </table:table-cell>
          <table:table-cell table:style-name="ce6" office:value-type="float" office:value="25.3320993454804" calcext:value-type="float">
            <text:p>25.3320993454804</text:p>
          </table:table-cell>
          <table:table-cell table:number-columns-repeated="16370"/>
        </table:table-row>
        <table:table-row table:style-name="ro2">
          <table:table-cell/>
          <table:table-cell table:style-name="ce6" office:value-type="string" calcext:value-type="string">
            <text:p>POBREZA</text:p>
          </table:table-cell>
          <table:table-cell table:style-name="ce6" office:value-type="float" office:value="0.0156677537860136" calcext:value-type="float">
            <text:p>0.0156677537860136</text:p>
          </table:table-cell>
          <table:table-cell table:style-name="ce6" office:value-type="float" office:value="0.00998565364733357" calcext:value-type="float">
            <text:p>0.00998565364733357</text:p>
          </table:table-cell>
          <table:table-cell table:style-name="ce6" office:value-type="float" office:value="1.56902635915049" calcext:value-type="float">
            <text:p>1.56902635915049</text:p>
          </table:table-cell>
          <table:table-cell table:style-name="ce6" office:value-type="float" office:value="0.136204635647663" calcext:value-type="float">
            <text:p>0.136204635647663</text:p>
          </table:table-cell>
          <table:table-cell table:style-name="ce6" table:number-columns-repeated="4"/>
          <table:table-cell table:style-name="ce6" office:value-type="float" office:value="-0.00550088629715692" calcext:value-type="float">
            <text:p>-0.00550088629715692</text:p>
          </table:table-cell>
          <table:table-cell table:style-name="ce6" office:value-type="float" office:value="0.0368363938691841" calcext:value-type="float">
            <text:p>0.0368363938691841</text:p>
          </table:table-cell>
          <table:table-cell table:style-name="ce6" office:value-type="float" office:value="-0.00550088629715692" calcext:value-type="float">
            <text:p>-0.00550088629715692</text:p>
          </table:table-cell>
          <table:table-cell table:style-name="ce6" office:value-type="float" office:value="0.0368363938691841" calcext:value-type="float">
            <text:p>0.0368363938691841</text:p>
          </table:table-cell>
          <table:table-cell table:number-columns-repeated="16370"/>
        </table:table-row>
        <table:table-row table:style-name="ro2">
          <table:table-cell/>
          <table:table-cell table:style-name="ce6" office:value-type="string" calcext:value-type="string">
            <text:p>EDUCACIÓN</text:p>
          </table:table-cell>
          <table:table-cell table:style-name="ce6" office:value-type="float" office:value="-0.00000000114060227918545" calcext:value-type="float">
            <text:p>-1.14060227918545E-09</text:p>
          </table:table-cell>
          <table:table-cell table:style-name="ce6" office:value-type="float" office:value="0.00000000280034552459325" calcext:value-type="float">
            <text:p>2.80034552459325E-09</text:p>
          </table:table-cell>
          <table:table-cell table:style-name="ce6" office:value-type="float" office:value="-0.407307694414288" calcext:value-type="float">
            <text:p>-0.407307694414288</text:p>
          </table:table-cell>
          <table:table-cell table:style-name="ce6" office:value-type="float" office:value="0.689179417999291" calcext:value-type="float">
            <text:p>0.689179417999291</text:p>
          </table:table-cell>
          <table:table-cell table:style-name="ce6" table:number-columns-repeated="4"/>
          <table:table-cell table:style-name="ce6" office:value-type="float" office:value="-0.0000000070770695964212" calcext:value-type="float">
            <text:p>-7.0770695964212E-09</text:p>
          </table:table-cell>
          <table:table-cell table:style-name="ce6" office:value-type="float" office:value="0.00000000479586503805031" calcext:value-type="float">
            <text:p>4.79586503805031E-09</text:p>
          </table:table-cell>
          <table:table-cell table:style-name="ce6" office:value-type="float" office:value="-0.0000000070770695964212" calcext:value-type="float">
            <text:p>-7.0770695964212E-09</text:p>
          </table:table-cell>
          <table:table-cell table:style-name="ce6" office:value-type="float" office:value="0.00000000479586503805031" calcext:value-type="float">
            <text:p>4.79586503805031E-09</text:p>
          </table:table-cell>
          <table:table-cell table:number-columns-repeated="16370"/>
        </table:table-row>
        <table:table-row table:style-name="ro2">
          <table:table-cell/>
          <table:table-cell table:style-name="ce7" office:value-type="string" calcext:value-type="string">
            <text:p>SANEAMIENTO BÁSICO</text:p>
          </table:table-cell>
          <table:table-cell table:style-name="ce7" office:value-type="float" office:value="-0.00000000671063779197435" calcext:value-type="float">
            <text:p>-6.71063779197435E-09</text:p>
          </table:table-cell>
          <table:table-cell table:style-name="ce7" office:value-type="float" office:value="0.0000000156489942718991" calcext:value-type="float">
            <text:p>1.56489942718991E-08</text:p>
          </table:table-cell>
          <table:table-cell table:style-name="ce7" office:value-type="float" office:value="-0.428822304831731" calcext:value-type="float">
            <text:p>-0.428822304831731</text:p>
          </table:table-cell>
          <table:table-cell table:style-name="ce7" office:value-type="float" office:value="0.673770253959896" calcext:value-type="float">
            <text:p>0.673770253959896</text:p>
          </table:table-cell>
          <table:table-cell table:style-name="ce7" table:number-columns-repeated="4"/>
          <table:table-cell table:style-name="ce7" office:value-type="float" office:value="-0.0000000398850236764564" calcext:value-type="float">
            <text:p>-3.98850236764564E-08</text:p>
          </table:table-cell>
          <table:table-cell table:style-name="ce7" office:value-type="float" office:value="0.0000000264637480925077" calcext:value-type="float">
            <text:p>2.64637480925077E-08</text:p>
          </table:table-cell>
          <table:table-cell table:style-name="ce7" office:value-type="float" office:value="-0.0000000398850236764564" calcext:value-type="float">
            <text:p>-3.98850236764564E-08</text:p>
          </table:table-cell>
          <table:table-cell table:style-name="ce7" office:value-type="float" office:value="0.0000000264637480925077" calcext:value-type="float">
            <text:p>2.64637480925077E-08</text:p>
          </table:table-cell>
          <table:table-cell table:number-columns-repeated="16370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dc:creator>E. Edison Achalma Mendoza</dc:creator>
    <meta:creation-date>2021-12-02T15:24:49</meta:creation-date>
    <dc:date>2021-12-03T02:54:25</dc:date>
    <meta:generator>LibreOffice/24.2.4.2$Linux_X86_64 LibreOffice_project/420$Build-2</meta:generator>
    <meta:document-statistic meta:table-count="1" meta:cell-count="420" meta:object-count="0"/>
    <meta:user-defined meta:name="AppVersion">16.0300</meta:user-defined>
  </office:meta>
</office:document-meta>
</file>